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paragraph-properties fo:break-before="page"/>
      <style:text-properties fo:font-size="16pt" style:font-size-asian="16pt" style:font-size-complex="16pt" fo:hyphenate="true"/>
    </style:style>
    <style:style style:name="P9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61312" draw:style-name="a0" draw:name="Picture 4" text:anchor-type="paragraph" svg:x="-0.12986in" svg:y="4.42569in" svg:width="6.25139in" svg:height="4.57083in" style:rel-width="scale" style:rel-height="scale"><draw:image xlink:href="media/image1.jpeg" xlink:type="simple" xlink:show="embed" xlink:actuate="onLoad"/><svg:title/><svg:desc/></draw:frame></text:span><text:span text:style-name="T3"><draw:frame draw:z-index="251660288" draw:id="id0" draw:style-name="a1" draw:name="Text Box 3" text:anchor-type="paragraph" svg:x="-0.16389in" svg:y="3.98403in" svg:width="2.6in" svg:height="1.38889in" style:rel-width="scale" style:rel-height="scale"><draw:text-box><text:p text:style-name="P4">User persona:-</text:p></draw:text-box><svg:title/><svg:desc/></draw:frame></text:span><text:span text:style-name="T5">User research :-</text:span><text:span text:style-name="T6"><draw:frame draw:z-index="251659264" draw:style-name="a2" draw:name="Picture 2" text:anchor-type="paragraph" svg:x="0in" svg:y="0.42153in" svg:width="6.5in" svg:height="3.52083in" style:rel-width="scale" style:rel-height="scale"><draw:image xlink:href="media/image2.jpeg" xlink:type="simple" xlink:show="embed" xlink:actuate="onLoad"/><svg:title/><svg:desc/></draw:frame></text:span></text:p>
      <text:p text:style-name="P7"/>
      <text:soft-page-break/>
      <text:p text:style-name="P8">Journey Map:-</text:p>
      <text:p text:style-name="P9"><draw:frame draw:style-name="a3" draw:name="Picture 1" text:anchor-type="as-char" svg:x="0in" svg:y="0in" svg:width="5.94586in" svg:height="4.5937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charansh2@gmail.com</meta:initial-creator>
    <dc:creator>Laxmi Gunda</dc:creator>
    <meta:creation-date>2024-09-20T17:28:00Z</meta:creation-date>
    <dc:date>2024-09-20T17:28:00Z</dc:date>
    <meta:template xlink:href="Normal" xlink:type="simple"/>
    <meta:editing-cycles>2</meta:editing-cycles>
    <meta:editing-duration>PT0S</meta:editing-duration>
    <meta:document-statistic meta:page-count="2" meta:paragraph-count="1" meta:word-count="5" meta:character-count="36" meta:row-count="1" meta:non-whitespace-character-count="32"/>
  </office:meta>
</office:document-meta>
</file>